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173in"/>
    </style:style>
    <style:style style:name="Table1" style:family="table" style:master-page-name="MPF0">
      <style:table-properties style:width="6.0659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adpis1" style:family="paragraph">
      <style:paragraph-properties fo:text-align="justify"/>
    </style:style>
    <style:style style:name="P18" style:parent-style-name="Základnítext" style:family="paragraph">
      <style:text-properties fo:color="#000000"/>
    </style:style>
    <style:style style:name="P19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instrukce" style:family="text">
      <style:text-properties fo:color="#000000"/>
    </style:style>
    <style:style style:name="P21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2" style:parent-style-name="instrukce" style:family="text">
      <style:text-properties fo:color="#000000"/>
    </style:style>
    <style:style style:name="T23" style:parent-style-name="Silné" style:family="text">
      <style:text-properties fo:color="#000000"/>
    </style:style>
    <style:style style:name="T24" style:parent-style-name="Standardnípísmoodstavce" style:family="text">
      <style:text-properties fo:color="#000000"/>
    </style:style>
    <style:style style:name="P25" style:parent-style-name="Nadpis2" style:family="paragraph">
      <style:text-properties fo:color="#000000"/>
    </style:style>
    <style:style style:name="T26" style:parent-style-name="instrukce" style:family="text">
      <style:text-properties fo:color="#000000"/>
    </style:style>
    <style:style style:name="T27" style:parent-style-name="instrukce" style:family="text">
      <style:text-properties fo:color="#000000"/>
    </style:style>
    <style:style style:name="T28" style:parent-style-name="Značkapozn.podčarou" style:family="text">
      <style:text-properties fo:color="#000000"/>
    </style:style>
    <style:style style:name="T29" style:parent-style-name="instrukce" style:family="text">
      <style:text-properties fo:color="#000000"/>
    </style:style>
    <style:style style:name="T30" style:parent-style-name="Zdůraznění" style:family="text">
      <style:text-properties fo:color="#000000"/>
    </style:style>
    <style:style style:name="T31" style:parent-style-name="instrukce" style:family="text">
      <style:text-properties fo:color="#000000"/>
    </style:style>
    <style:style style:name="P32" style:parent-style-name="Nadpis2" style:family="paragraph">
      <style:text-properties fo:color="#000000"/>
    </style:style>
    <style:style style:name="T33" style:parent-style-name="instrukce" style:family="text">
      <style:text-properties fo:color="#000000"/>
    </style:style>
    <style:style style:name="T34" style:parent-style-name="instrukce" style:family="text">
      <style:text-properties fo:color="#000000"/>
    </style:style>
    <style:style style:name="P35" style:parent-style-name="Základnítext" style:family="paragraph">
      <style:text-properties fo:color="#000000"/>
    </style:style>
    <style:style style:name="P36" style:parent-style-name="podpis" style:family="paragraph">
      <style:paragraph-properties fo:margin-top="0.3333in"/>
    </style:style>
    <style:style style:name="T37" style:parent-style-name="Standardnípísmoodstavce" style:family="text">
      <style:text-properties fo:color="#000000"/>
    </style:style>
    <style:style style:name="P38" style:parent-style-name="podpis" style:family="paragraph">
      <style:text-properties fo:color="#000000"/>
    </style:style>
    <style:style style:name="P39" style:parent-style-name="Příloha" style:family="paragraph">
      <style:text-properties fo:color="#000000"/>
    </style:style>
    <style:style style:name="P40" style:parent-style-name="Příloha" style:family="paragraph">
      <style:text-properties fo:color="#000000"/>
    </style:style>
    <style:style style:name="P41" style:parent-style-name="Příloha" style:family="paragraph">
      <style:text-properties fo:color="#000000"/>
    </style:style>
    <style:style style:name="P42" style:parent-style-name="Normální" style:family="paragraph">
      <style:text-properties fo:color="#000000"/>
    </style:style>
    <style:style style:name="P43" style:parent-style-name="Normální" style:family="paragraph">
      <style:text-properties fo:color="#000000"/>
    </style:style>
    <style:style style:name="P44" style:parent-style-name="Normální" style:family="paragraph">
      <style:text-properties fo:color="#000000"/>
    </style:style>
    <style:style style:name="P45" style:parent-style-name="Normální" style:family="paragraph">
      <style:text-properties fo:color="#000000"/>
    </style:style>
    <style:style style:name="P46" style:parent-style-name="Normální" style:family="paragraph">
      <style:text-properties fo:color="#000000"/>
    </style:style>
    <style:style style:name="P47" style:parent-style-name="Normální" style:family="paragraph">
      <style:text-properties fo:color="#000000"/>
    </style:style>
    <style:style style:name="P48" style:parent-style-name="Normální" style:family="paragraph">
      <style:text-properties fo:color="#000000"/>
    </style:style>
    <style:style style:name="P49" style:parent-style-name="Normální" style:family="paragraph">
      <style:text-properties fo:color="#000000"/>
    </style:style>
    <style:style style:name="P50" style:parent-style-name="Normální" style:family="paragraph">
      <style:text-properties fo:color="#000000"/>
    </style:style>
    <style:style style:name="P51" style:parent-style-name="Normální" style:family="paragraph">
      <style:text-properties fo:color="#000000"/>
    </style:style>
    <style:style style:name="P52" style:parent-style-name="Normální" style:family="paragraph">
      <style:text-properties fo:color="#000000"/>
    </style:style>
    <style:style style:name="P53" style:parent-style-name="Normální" style:family="paragraph">
      <style:text-properties fo:color="#000000"/>
    </style:style>
    <style:style style:name="P54" style:parent-style-name="Nadpis1" style:family="paragraph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<text:s text:c="5"/><text:bookmark-end text:name="Text14"/></text:p>
            <text:p text:style-name="Normální">KVOP-20643/2024<text:bookmark-end text:name="Text2"/></text:p>
            <text:p text:style-name="Normální"><text:bookmark-start text:name="Text6"/>22. 05. 2024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F. G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P17" text:outline-level="1">Sdělení o vyřízení žádosti o informace podle zákona č. 106/1999 Sb., o svobodném přístupu k informacím</text:h>
      <text:p text:style-name="Základnítext"/>
      <text:p text:style-name="Základnítext">Vážený pane G.,</text:p>
      <text:p text:style-name="P18">Dne 21. 5. 2024 obdržela Kancelář veřejného ochránce práv Vaši žádost o informace. Žádáte o:</text:p>
      <text:list text:style-name="LFO4" text:continue-numbering="true">
        <text:list-item>
          <text:p text:style-name="P19"><text:span text:style-name="T20">informace ohledně veškeré sociální podpory, kterou je možné poskytnout vězněné osobě, a to jak ve výkonu trestu, tak po propuštění,</text:span></text:p>
        </text:list-item>
        <text:list-item>
          <text:p text:style-name="P21"><text:span text:style-name="T22">informace, na koho se obrátit v těchto záležitostech, co vše můžete žádat a výpis organizací, které můžete požádat o podporu a pomoc.</text:span></text:p>
        </text:list-item>
      </text:list>
      <text:p text:style-name="Základnítext"><text:span text:style-name="T23">Dáváme Vám tyto informace</text:span><text:span text:style-name="T24">:</text:span></text:p>
      <text:h text:style-name="P25" text:outline-level="2">K bodu č. 1</text:h>
      <text:p text:style-name="Základnítext"><text:span text:style-name="T26">Odsouzení nemohou pobírat dávky pomoci v hmotné nouzi a dávky státní sociální podpory.</text:span></text:p>
      <text:p text:style-name="Základnítext"><text:span text:style-name="T27">Při propuštění z výkonu trestu, může ředitel věznice rozhodnout o poskytnutí příspěvku odsouzenému až do výše 2.000,- Kč; při tom ředitel věznice přihlíží i k tomu, zda částku k úhradě těchto potřeb nemá odsouzený na účtu nebo ji nemůže získat jiným způsobem, zejména od příbuzných nebo zastupitelského úřadu státu, jehož je státním občanem. <text:s/>Příspěvek je odsouzený povinen věznici vrátit.</text:span><text:span text:style-name="T28"><text:note text:note-class="footnote" text:id="_ftn0"><text:note-citation>1</text:note-citation><text:note-body><text:p text:style-name="Textpozn.podčarou"><text:s/>Ustanovení § 39k odst. 3 a 4 zákona č. 169/1999 Sb., o výkonu trestu odnětí svobody a o změně některých souvisejících zákonů (ve znění účinném od 1. 1. 2025).</text:p></text:note-body></text:note></text:span></text:p>
      <text:p text:style-name="Základnítext"><text:span text:style-name="T29">Zasílám i informační leták<text:s/></text:span><text:span text:style-name="T30">„Věznice“</text:span><text:span text:style-name="T31">, kde se dozvíte další informace.</text:span></text:p>
      <text:h text:style-name="P32" text:outline-level="2">K bodu č. 2</text:h>
      <text:p text:style-name="Základnítext"><text:span text:style-name="T33">K uvedenému zasílám 10 informačních letáků ochránce.</text:span></text:p>
      <text:p text:style-name="Základnítext"><text:span text:style-name="T34">Na zbytek Vašeho podání odpovíme samostatným dopisem.</text:span></text:p>
      <text:p text:style-name="P35">S pozdravem</text:p>
      <text:p text:style-name="P36"><text:span text:style-name="T37">JUDr. Pavel Pořízek, Ph.D.</text:span></text:p>
      <text:p text:style-name="P38">vedoucí Kanceláře veřejného ochránce práv</text:p>
      <text:p text:style-name="P39"/>
      <text:p text:style-name="P40"/>
      <text:p text:style-name="P41">Přílohy</text:p>
      <text:p text:style-name="P42">Doplatek na bydlení</text:p>
      <text:p text:style-name="P43">Jak požádat o důchod?</text:p>
      <text:p text:style-name="P44">Mimořádná okamžitá pomoc<text:s/></text:p>
      <text:p text:style-name="P45">Potřebuji invalidní důchod</text:p>
      <text:p text:style-name="P46">Příspěvek na bydlení</text:p>
      <text:p text:style-name="P47">Příspěvek na péči</text:p>
      <text:p text:style-name="P48">Příspěvek na živobytí<text:s/></text:p>
      <text:p text:style-name="P49">Průkaz TP, ZTP a ZTP/P a příspěvek na mobilitu pro lidi s postižením</text:p>
      <text:p text:style-name="P50">Řízení o dávkách pomoci v hmotné nouzi<text:s/></text:p>
      <text:p text:style-name="P51">Řízení o dávkách pro osoby se zdravotním postižením</text:p>
      <text:p text:style-name="P52">Věznice</text:p>
      <text:p text:style-name="P53"/>
      <text:h text:style-name="P54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HO71*</text:span>*KVOPX00EHO71*</text:p>
        <text:p text:style-name="P12"><text:span text:style-name="T13">KVOPX00EHO71</text:span>KVOPX00EHO71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6-25T08:49:00Z</meta:creation-date>
    <dc:date>2024-06-25T09:48:00Z</dc:date>
    <meta:print-date>2024-05-22T12:31:00Z</meta:print-date>
    <meta:template xlink:href="KVOP_dopis%20vedoucího" xlink:type="simple"/>
    <meta:editing-cycles>4</meta:editing-cycles>
    <meta:editing-duration>PT3540S</meta:editing-duration>
    <meta:user-defined meta:name="ContentTypeId">0x010100D3A71DC738674B4893D02C4CA0E22FAC</meta:user-defined>
    <meta:document-statistic meta:page-count="1" meta:paragraph-count="3" meta:word-count="259" meta:character-count="1788" meta:row-count="12" meta:non-whitespace-character-count="1532"/>
  </office:meta>
</office:document-meta>
</file>